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0.506cm"/>
    </style:style>
    <style:style style:name="co4" style:family="table-column">
      <style:table-column-properties fo:break-before="auto" style:column-width="0.529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0.462cm"/>
    </style:style>
    <style:style style:name="co7" style:family="table-column">
      <style:table-column-properties fo:break-before="auto" style:column-width="0.8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number-columns-repeated="8"/>
          <table:table-cell office:value-type="string">
            <text:p>framerat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axWalkSpeed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D3]+[.E3]/16" office:value-type="float" office:value="1.5625">
            <text:p>1,5625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office:value-type="string">
            <text:p>2B</text:p>
          </table:table-cell>
          <table:table-cell table:number-columns-repeated="6"/>
          <table:table-cell table:formula="of:=HEX2DEC([.B11])" office:value-type="float" office:value="43">
            <text:p>43</text:p>
          </table:table-cell>
          <table:table-cell/>
        </table:table-row>
      </table:table>
      <table:table table:name="Sheet2" table:style-name="ta1">
        <table:table-column table:style-name="co8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00">
            <text:p>1900</text:p>
          </table:table-cell>
          <table:table-cell table:style-name="ce1" table:formula="of:=HEX2DEC([.B3])/4096*60" office:value-type="float" office:value="93.75">
            <text:p>93,75</text:p>
          </table:table-cell>
          <table:table-cell table:formula="of:=[.C3]*5" office:value-type="float" office:value="468.75">
            <text:p>468,75</text:p>
          </table:table-cell>
        </table:table-row>
        <table:table-row table:style-name="ro2">
          <table:table-cell/>
          <table:table-cell office:value-type="float" office:value="98">
            <text:p>98</text:p>
          </table:table-cell>
          <table:table-cell table:style-name="ce1" table:formula="of:=HEX2DEC([.B4])/4096*60" office:value-type="float" office:value="2.2265625">
            <text:p>2,2265625</text:p>
          </table:table-cell>
          <table:table-cell table:formula="of:=[.C4]*5" office:value-type="float" office:value="11.1328125">
            <text:p>11,1328125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2:45:18</meta:creation-date>
    <dc:date>2014-10-16T11:39:16</dc:date>
    <meta:editing-duration>P2DT12H8M28S</meta:editing-duration>
    <meta:editing-cycles>1</meta:editing-cycles>
    <meta:document-statistic meta:table-count="2" meta:cell-count="18" meta:object-count="0"/>
    <meta:generator>LibreOffice/4.0.0.3$MacOSX_x86 LibreOffice_project/53fd80e80f44edd735c18dbc5b6cde811e0a15c</meta:generator>
  </office:meta>
</office:document-meta>
</file>